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3,116,699,808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0,996,564,75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9,040,312,815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7,774,766,636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9,797,254,643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8,918,668,644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7,660,871,726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7,814,284,622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6,121,314,671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6,145,868,284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6,853,991,176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3,994,218,939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1,697,918,802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1,009,032,665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0,076,817,278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,768,721,956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,006,402,592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,507,824,767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,013,184,809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,592,835,457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,505,607,633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,041,478,436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,559,712,55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3:54:49.376206284</dc:date>
    <meta:editing-duration>PT5H46M54S</meta:editing-duration>
    <meta:editing-cycles>148</meta:editing-cycles>
    <meta:generator>LibreOffice/7.2.6.2$Linux_X86_64 LibreOffice_project/20$Build-2</meta:generator>
    <meta:document-statistic meta:table-count="1" meta:cell-count="48" meta:object-count="0"/>
  </office:meta>
</office:document-meta>
</file>